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POLINARIO ALEJO YOMIRA NOE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32535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MARTIN DE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POLINARIO ALEJO YOMIRA NOEM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32535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4 239 55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6/08/2021</text:p>
          </table:table-cell>
          <table:table-cell table:style-name="Tabla2.A3" office:value-type="string">
            <text:p text:style-name="P16">5390117</text:p>
          </table:table-cell>
          <table:table-cell table:style-name="Tabla2.D3" office:value-type="string">
            <text:p text:style-name="P17">1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1:06:1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